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75pt"/>
    </style:style>
    <style:style style:name="co3" style:family="table-column">
      <style:table-column-properties fo:break-before="auto" style:column-width="82.29pt"/>
    </style:style>
    <style:style style:name="co4" style:family="table-column">
      <style:table-column-properties fo:break-before="auto" style:column-width="85.75pt"/>
    </style:style>
    <style:style style:name="co5" style:family="table-column">
      <style:table-column-properties fo:break-before="auto" style:column-width="79.74pt"/>
    </style:style>
    <style:style style:name="co6" style:family="table-column">
      <style:table-column-properties fo:break-before="auto" style:column-width="77.95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74.69pt"/>
    </style:style>
    <style:style style:name="co10" style:family="table-column">
      <style:table-column-properties fo:break-before="auto" style:column-width="91.81pt"/>
    </style:style>
    <style:style style:name="co11" style:family="table-column">
      <style:table-column-properties fo:break-before="auto" style:column-width="87.76pt"/>
    </style:style>
    <style:style style:name="co12" style:family="table-column">
      <style:table-column-properties fo:break-before="auto" style:column-width="84.5pt"/>
    </style:style>
    <style:style style:name="co13" style:family="table-column">
      <style:table-column-properties fo:break-before="auto" style:column-width="83.65pt"/>
    </style:style>
    <style:style style:name="co14" style:family="table-column">
      <style:table-column-properties fo:break-before="auto" style:column-width="70.64pt"/>
    </style:style>
    <style:style style:name="co15" style:family="table-column">
      <style:table-column-properties fo:break-before="auto" style:column-width="72.26pt"/>
    </style:style>
    <style:style style:name="co16" style:family="table-column">
      <style:table-column-properties fo:break-before="auto" style:column-width="75.54pt"/>
    </style:style>
    <style:style style:name="co17" style:family="table-column">
      <style:table-column-properties fo:break-before="auto" style:column-width="72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7"/>
    <style:style style:name="ce3" style:family="table-cell" style:parent-style-name="Default" style:data-style-name="N124"/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30"/>
    <style:style style:name="ce6" style:family="table-cell" style:parent-style-name="Default" style:data-style-name="N2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23"/>
    <style:style style:name="ce9" style:family="table-cell" style:parent-style-name="Default" style:data-style-name="N11"/>
    <style:style style:name="ce10" style:family="table-cell" style:parent-style-name="Default" style:data-style-name="N128"/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Alinea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6" table:default-cell-style-name="ce2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7" table:default-cell-style-name="Default"/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Método</text:p>
          </table:table-cell>
          <table:table-cell office:value-type="string" calcext:value-type="string">
            <text:p>Base</text:p>
          </table:table-cell>
          <table:table-cell table:style-name="ce1" office:value-type="string" calcext:value-type="string">
            <text:p>Dist O-H (A)</text:p>
          </table:table-cell>
          <table:table-cell table:style-name="ce1" office:value-type="string" calcext:value-type="string">
            <text:p>Ângulo H-O-H (º)</text:p>
          </table:table-cell>
          <table:table-cell table:style-name="ce7" office:value-type="string" calcext:value-type="string" table:number-columns-spanned="3" table:number-rows-spanned="1">
            <text:p>Frequências (cm-1)</text:p>
          </table:table-cell>
          <table:covered-table-cell/>
          <table:covered-table-cell table:style-name="Default"/>
          <table:table-cell table:style-name="ce1" office:value-type="string" calcext:value-type="string">
            <text:p>Energia (Ha)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RHF</text:p>
          </table:table-cell>
          <table:table-cell office:value-type="string" calcext:value-type="string">
            <text:p>STO-3G</text:p>
          </table:table-cell>
          <table:table-cell table:style-name="ce3" table:formula="of:=[.J15]" office:value-type="float" office:value="0.9894094" calcext:value-type="float">
            <text:p>0.9894</text:p>
          </table:table-cell>
          <table:table-cell table:style-name="ce6" table:formula="of:=ACOS(( ([.E15]-[.E17])*([.E16]-[.E17]) + ([.F15]-[.F17])*([.F16]-[.F17]) )/SQRT((([.E17]-[.E15])^2+([.F17]-[.F15])^2)*(([.E17]-[.E16])^2+([.F17]-[.F16])^2)))*180/PI()" office:value-type="float" office:value="100.026882036045" calcext:value-type="float">
            <text:p>100.03</text:p>
          </table:table-cell>
          <table:table-cell table:style-name="Default" office:value-type="float" office:value="2170.046" calcext:value-type="float">
            <text:p>2170.046</text:p>
          </table:table-cell>
          <table:table-cell office:value-type="float" office:value="4140.002" calcext:value-type="float">
            <text:p>4140.002</text:p>
          </table:table-cell>
          <table:table-cell table:style-name="Default" office:value-type="float" office:value="4391.068" calcext:value-type="float">
            <text:p>4391.068</text:p>
          </table:table-cell>
          <table:table-cell table:style-name="Default" office:value-type="float" office:value="-74.9659012171" calcext:value-type="float">
            <text:p>-74.9659012171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RHF</text:p>
          </table:table-cell>
          <table:table-cell office:value-type="string" calcext:value-type="string">
            <text:p>4-31G</text:p>
          </table:table-cell>
          <table:table-cell table:style-name="ce3" table:formula="of:=[.J19]" office:value-type="float" office:value="0.9504658" calcext:value-type="float">
            <text:p>0.9505</text:p>
          </table:table-cell>
          <table:table-cell table:style-name="ce6" table:formula="of:=ACOS(( ([.E19]-[.E21])*([.E20]-[.E21]) + ([.F19]-[.F21])*([.F20]-[.F21]) )/SQRT((([.E21]-[.E19])^2+([.F21]-[.F19])^2)*(([.E21]-[.E20])^2+([.F21]-[.F20])^2)))*180/PI()" office:value-type="float" office:value="111.233643458163" calcext:value-type="float">
            <text:p>111.23</text:p>
          </table:table-cell>
          <table:table-cell table:style-name="Default" office:value-type="float" office:value="1742.836" calcext:value-type="float">
            <text:p>1742.836</text:p>
          </table:table-cell>
          <table:table-cell office:value-type="float" office:value="3958.172" calcext:value-type="float">
            <text:p>3958.172</text:p>
          </table:table-cell>
          <table:table-cell table:style-name="Default" office:value-type="float" office:value="4109.935" calcext:value-type="float">
            <text:p>4109.935</text:p>
          </table:table-cell>
          <table:table-cell table:style-name="Default" office:value-type="float" office:value="-75.9086358462" calcext:value-type="float">
            <text:p>-75.9086358462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RHF</text:p>
          </table:table-cell>
          <table:table-cell office:value-type="string" calcext:value-type="string">
            <text:p>6-31G</text:p>
          </table:table-cell>
          <table:table-cell table:style-name="ce3" table:formula="of:=[.J23]" office:value-type="float" office:value="0.9496307" calcext:value-type="float">
            <text:p>0.9496</text:p>
          </table:table-cell>
          <table:table-cell table:style-name="ce6" table:formula="of:=ACOS(( ([.E23]-[.E25])*([.E24]-[.E25]) + ([.F23]-[.F25])*([.F24]-[.F25]) )/SQRT((([.E25]-[.E23])^2+([.F25]-[.F23])^2)*(([.E25]-[.E24])^2+([.F25]-[.F24])^2)))*180/PI()" office:value-type="float" office:value="111.545371002262" calcext:value-type="float">
            <text:p>111.55</text:p>
          </table:table-cell>
          <table:table-cell table:style-name="Default" office:value-type="float" office:value="1737.011" calcext:value-type="float">
            <text:p>1737.011</text:p>
          </table:table-cell>
          <table:table-cell office:value-type="float" office:value="3988.504" calcext:value-type="float">
            <text:p>3988.504</text:p>
          </table:table-cell>
          <table:table-cell table:style-name="Default" office:value-type="float" office:value="4145.429" calcext:value-type="float">
            <text:p>4145.429</text:p>
          </table:table-cell>
          <table:table-cell table:style-name="Default" office:value-type="float" office:value="-75.9853591693" calcext:value-type="float">
            <text:p>-75.9853591693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RHF</text:p>
          </table:table-cell>
          <table:table-cell office:value-type="string" calcext:value-type="string">
            <text:p>6-31G-(d,p)</text:p>
          </table:table-cell>
          <table:table-cell table:style-name="ce3" table:formula="of:=[.J27]" office:value-type="float" office:value="0.9430567" calcext:value-type="float">
            <text:p>0.9431</text:p>
          </table:table-cell>
          <table:table-cell table:style-name="ce6" table:formula="of:=ACOS(( ([.E27]-[.E29])*([.E28]-[.E29]) + ([.F27]-[.F29])*([.F28]-[.F29]) )/SQRT((([.E29]-[.E27])^2+([.F29]-[.F27])^2)*(([.E29]-[.E28])^2+([.F29]-[.F28])^2)))*180/PI()" office:value-type="float" office:value="105.96876774575" calcext:value-type="float">
            <text:p>105.97</text:p>
          </table:table-cell>
          <table:table-cell table:style-name="Default" office:value-type="float" office:value="1769.627" calcext:value-type="float">
            <text:p>1769.627</text:p>
          </table:table-cell>
          <table:table-cell office:value-type="float" office:value="4147.574" calcext:value-type="float">
            <text:p>4147.574</text:p>
          </table:table-cell>
          <table:table-cell table:style-name="Default" office:value-type="float" office:value="4264.59" calcext:value-type="float">
            <text:p>4264.59</text:p>
          </table:table-cell>
          <table:table-cell table:style-name="Default" office:value-type="float" office:value="-76.0236150194" calcext:value-type="float">
            <text:p>-76.0236150194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RHF</text:p>
          </table:table-cell>
          <table:table-cell office:value-type="string" calcext:value-type="string">
            <text:p>cc-pVTZ</text:p>
          </table:table-cell>
          <table:table-cell table:style-name="ce3" table:formula="of:=[.J31]" office:value-type="float" office:value="0.9406022" calcext:value-type="float">
            <text:p>0.9406</text:p>
          </table:table-cell>
          <table:table-cell table:style-name="ce6" table:formula="of:=ACOS(( ([.E31]-[.E33])*([.E32]-[.E33]) + ([.F31]-[.F33])*([.F32]-[.F33]) )/SQRT((([.E33]-[.E31])^2+([.F33]-[.F31])^2)*(([.E33]-[.E32])^2+([.F33]-[.F32])^2)))*180/PI()" office:value-type="float" office:value="106.001621911969" calcext:value-type="float">
            <text:p>106.00</text:p>
          </table:table-cell>
          <table:table-cell table:style-name="Default" office:value-type="float" office:value="1752.679" calcext:value-type="float">
            <text:p>1752.679</text:p>
          </table:table-cell>
          <table:table-cell office:value-type="float" office:value="4127.146" calcext:value-type="float">
            <text:p>4127.146</text:p>
          </table:table-cell>
          <table:table-cell table:style-name="Default" office:value-type="float" office:value="4227.055" calcext:value-type="float">
            <text:p>4227.055</text:p>
          </table:table-cell>
          <table:table-cell table:style-name="Default" office:value-type="float" office:value="-76.0577697019" calcext:value-type="float">
            <text:p>-76.0577697019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RHF</text:p>
          </table:table-cell>
          <table:table-cell office:value-type="string" calcext:value-type="string">
            <text:p>aug-cc-pVTZ</text:p>
          </table:table-cell>
          <table:table-cell table:style-name="ce3" table:formula="of:=[.J35]" office:value-type="float" office:value="0.9410241" calcext:value-type="float">
            <text:p>0.9410</text:p>
          </table:table-cell>
          <table:table-cell table:style-name="ce6" table:formula="of:=ACOS(( ([.E35]-[.E37])*([.E36]-[.E37]) + ([.F35]-[.F37])*([.F36]-[.F37]) )/SQRT((([.E37]-[.E35])^2+([.F37]-[.F35])^2)*(([.E37]-[.E36])^2+([.F37]-[.F36])^2)))*180/PI()" office:value-type="float" office:value="106.315100778545" calcext:value-type="float">
            <text:p>106.32</text:p>
          </table:table-cell>
          <table:table-cell table:style-name="Default" office:value-type="float" office:value="1744.728" calcext:value-type="float">
            <text:p>1744.728</text:p>
          </table:table-cell>
          <table:table-cell office:value-type="float" office:value="4120.332" calcext:value-type="float">
            <text:p>4120.332</text:p>
          </table:table-cell>
          <table:table-cell table:style-name="Default" office:value-type="float" office:value="4222.622" calcext:value-type="float">
            <text:p>4222.622</text:p>
          </table:table-cell>
          <table:table-cell table:style-name="Default" office:value-type="float" office:value="-76.0612031195" calcext:value-type="float">
            <text:p>-76.0612031195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nformação da Geometria</text:p>
          </table:table-cell>
          <table:table-cell table:style-name="ce2"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Base</text:p>
          </table:table-cell>
          <table:table-cell table:style-name="Default"/>
          <table:table-cell table:style-name="ce1" office:value-type="string" calcext:value-type="string">
            <text:p>Posições (A)</text:p>
          </table:table-cell>
          <table:table-cell table:style-name="Default" table:number-columns-repeated="2"/>
          <table:table-cell/>
          <table:table-cell table:style-name="ce1" office:value-type="string" calcext:value-type="string">
            <text:p>Distâncias interatómicas (A)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/>
          <table:table-cell table:style-name="ce4" office:value-type="string" calcext:value-type="string">
            <text:p>1H</text:p>
          </table:table-cell>
          <table:table-cell table:style-name="ce4" office:value-type="string" calcext:value-type="string">
            <text:p>2H</text:p>
          </table:table-cell>
          <table:table-cell table:style-name="ce4" office:value-type="string" calcext:value-type="string">
            <text:p>3O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STO-3G</text:p>
          </table:table-cell>
          <table:table-cell office:value-type="string" calcext:value-type="string">
            <text:p>1H</text:p>
          </table:table-cell>
          <table:table-cell office:value-type="float" office:value="0" calcext:value-type="float">
            <text:p>0.0000000000</text:p>
          </table:table-cell>
          <table:table-cell office:value-type="float" office:value="-0.758080739" calcext:value-type="float">
            <text:p>-0.7580807390</text:p>
          </table:table-cell>
          <table:table-cell office:value-type="float" office:value="-0.0452674254" calcext:value-type="float">
            <text:p>-0.0452674254</text:p>
          </table:table-cell>
          <table:table-cell/>
          <table:table-cell office:value-type="float" office:value="0" calcext:value-type="float">
            <text:p>0.0000000</text:p>
          </table:table-cell>
          <table:table-cell office:value-type="float" office:value="1.5161615" calcext:value-type="float">
            <text:p>1.5161615</text:p>
          </table:table-cell>
          <table:table-cell office:value-type="float" office:value="0.9894094" calcext:value-type="float">
            <text:p>0.98940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H</text:p>
          </table:table-cell>
          <table:table-cell office:value-type="float" office:value="-0" calcext:value-type="float">
            <text:p>0.0000000000</text:p>
          </table:table-cell>
          <table:table-cell office:value-type="float" office:value="0.758080739" calcext:value-type="float">
            <text:p>0.7580807390</text:p>
          </table:table-cell>
          <table:table-cell office:value-type="float" office:value="-0.0452674254" calcext:value-type="float">
            <text:p>-0.0452674254</text:p>
          </table:table-cell>
          <table:table-cell/>
          <table:table-cell office:value-type="float" office:value="1.5161615" calcext:value-type="float">
            <text:p>1.5161615</text:p>
          </table:table-cell>
          <table:table-cell office:value-type="float" office:value="0" calcext:value-type="float">
            <text:p>0.0000000</text:p>
          </table:table-cell>
          <table:table-cell office:value-type="float" office:value="0.9894094" calcext:value-type="float">
            <text:p>0.98940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O</text:p>
          </table:table-cell>
          <table:table-cell table:number-columns-repeated="2" office:value-type="float" office:value="-0" calcext:value-type="float">
            <text:p>0.0000000000</text:p>
          </table:table-cell>
          <table:table-cell office:value-type="float" office:value="0.5905348508" calcext:value-type="float">
            <text:p>0.5905348508</text:p>
          </table:table-cell>
          <table:table-cell/>
          <table:table-cell table:number-columns-repeated="2" office:value-type="float" office:value="0.9894094" calcext:value-type="float">
            <text:p>0.9894094</text:p>
          </table:table-cell>
          <table:table-cell office:value-type="float" office:value="0" calcext:value-type="float">
            <text:p>0.0000000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4-31G</text:p>
          </table:table-cell>
          <table:table-cell office:value-type="string" calcext:value-type="string">
            <text:p>1H</text:p>
          </table:table-cell>
          <table:table-cell office:value-type="float" office:value="0" calcext:value-type="float">
            <text:p>0.0000000000</text:p>
          </table:table-cell>
          <table:table-cell office:value-type="float" office:value="-0.7843998145" calcext:value-type="float">
            <text:p>-0.7843998145</text:p>
          </table:table-cell>
          <table:table-cell office:value-type="float" office:value="-0.0122505215" calcext:value-type="float">
            <text:p>-0.0122505215</text:p>
          </table:table-cell>
          <table:table-cell/>
          <table:table-cell office:value-type="float" office:value="0" calcext:value-type="float">
            <text:p>0.0000000</text:p>
          </table:table-cell>
          <table:table-cell office:value-type="float" office:value="1.5687996" calcext:value-type="float">
            <text:p>1.5687996</text:p>
          </table:table-cell>
          <table:table-cell office:value-type="float" office:value="0.9504658" calcext:value-type="float">
            <text:p>0.95046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H</text:p>
          </table:table-cell>
          <table:table-cell office:value-type="float" office:value="0" calcext:value-type="float">
            <text:p>0.0000000000</text:p>
          </table:table-cell>
          <table:table-cell office:value-type="float" office:value="0.7843998145" calcext:value-type="float">
            <text:p>0.7843998145</text:p>
          </table:table-cell>
          <table:table-cell office:value-type="float" office:value="-0.0122505215" calcext:value-type="float">
            <text:p>-0.0122505215</text:p>
          </table:table-cell>
          <table:table-cell/>
          <table:table-cell office:value-type="float" office:value="1.5687996" calcext:value-type="float">
            <text:p>1.5687996</text:p>
          </table:table-cell>
          <table:table-cell office:value-type="float" office:value="0" calcext:value-type="float">
            <text:p>0.0000000</text:p>
          </table:table-cell>
          <table:table-cell office:value-type="float" office:value="0.9504658" calcext:value-type="float">
            <text:p>0.95046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O</text:p>
          </table:table-cell>
          <table:table-cell table:number-columns-repeated="2" office:value-type="float" office:value="0" calcext:value-type="float">
            <text:p>0.0000000000</text:p>
          </table:table-cell>
          <table:table-cell office:value-type="float" office:value="0.524501043" calcext:value-type="float">
            <text:p>0.5245010430</text:p>
          </table:table-cell>
          <table:table-cell/>
          <table:table-cell table:number-columns-repeated="2" office:value-type="float" office:value="0.9504658" calcext:value-type="float">
            <text:p>0.9504658</text:p>
          </table:table-cell>
          <table:table-cell office:value-type="float" office:value="0" calcext:value-type="float">
            <text:p>0.0000000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6-31G</text:p>
          </table:table-cell>
          <table:table-cell office:value-type="string" calcext:value-type="string">
            <text:p>1H</text:p>
          </table:table-cell>
          <table:table-cell office:value-type="float" office:value="0" calcext:value-type="float">
            <text:p>0.0000000000</text:p>
          </table:table-cell>
          <table:table-cell office:value-type="float" office:value="-0.7851665853" calcext:value-type="float">
            <text:p>-0.7851665853</text:p>
          </table:table-cell>
          <table:table-cell office:value-type="float" office:value="-0.0113820087" calcext:value-type="float">
            <text:p>-0.0113820087</text:p>
          </table:table-cell>
          <table:table-cell/>
          <table:table-cell office:value-type="float" office:value="0" calcext:value-type="float">
            <text:p>0.0000000</text:p>
          </table:table-cell>
          <table:table-cell office:value-type="float" office:value="1.5703332" calcext:value-type="float">
            <text:p>1.5703332</text:p>
          </table:table-cell>
          <table:table-cell office:value-type="float" office:value="0.9496307" calcext:value-type="float">
            <text:p>0.94963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H</text:p>
          </table:table-cell>
          <table:table-cell office:value-type="float" office:value="0" calcext:value-type="float">
            <text:p>0.0000000000</text:p>
          </table:table-cell>
          <table:table-cell office:value-type="float" office:value="0.7851665853" calcext:value-type="float">
            <text:p>0.7851665853</text:p>
          </table:table-cell>
          <table:table-cell office:value-type="float" office:value="-0.0113820087" calcext:value-type="float">
            <text:p>-0.0113820087</text:p>
          </table:table-cell>
          <table:table-cell/>
          <table:table-cell office:value-type="float" office:value="1.5703332" calcext:value-type="float">
            <text:p>1.5703332</text:p>
          </table:table-cell>
          <table:table-cell office:value-type="float" office:value="0" calcext:value-type="float">
            <text:p>0.0000000</text:p>
          </table:table-cell>
          <table:table-cell office:value-type="float" office:value="0.9496307" calcext:value-type="float">
            <text:p>0.94963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O</text:p>
          </table:table-cell>
          <table:table-cell table:number-columns-repeated="2" office:value-type="float" office:value="0" calcext:value-type="float">
            <text:p>0.0000000000</text:p>
          </table:table-cell>
          <table:table-cell office:value-type="float" office:value="0.5227640173" calcext:value-type="float">
            <text:p>0.5227640173</text:p>
          </table:table-cell>
          <table:table-cell/>
          <table:table-cell table:number-columns-repeated="2" office:value-type="float" office:value="0.9496307" calcext:value-type="float">
            <text:p>0.9496307</text:p>
          </table:table-cell>
          <table:table-cell office:value-type="float" office:value="0" calcext:value-type="float">
            <text:p>0.0000000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6-31G-(d,p)</text:p>
          </table:table-cell>
          <table:table-cell office:value-type="string" calcext:value-type="string">
            <text:p>1H</text:p>
          </table:table-cell>
          <table:table-cell office:value-type="float" office:value="0" calcext:value-type="float">
            <text:p>0.0000000000</text:p>
          </table:table-cell>
          <table:table-cell office:value-type="float" office:value="-0.7530038224" calcext:value-type="float">
            <text:p>-0.7530038224</text:p>
          </table:table-cell>
          <table:table-cell office:value-type="float" office:value="-0.02258364" calcext:value-type="float">
            <text:p>-0.0225836400</text:p>
          </table:table-cell>
          <table:table-cell/>
          <table:table-cell office:value-type="float" office:value="0" calcext:value-type="float">
            <text:p>0.0000000</text:p>
          </table:table-cell>
          <table:table-cell office:value-type="float" office:value="1.5060076" calcext:value-type="float">
            <text:p>1.5060076</text:p>
          </table:table-cell>
          <table:table-cell office:value-type="float" office:value="0.9430567" calcext:value-type="float">
            <text:p>0.94305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H</text:p>
          </table:table-cell>
          <table:table-cell office:value-type="float" office:value="-0" calcext:value-type="float">
            <text:p>0.0000000000</text:p>
          </table:table-cell>
          <table:table-cell office:value-type="float" office:value="0.7530038224" calcext:value-type="float">
            <text:p>0.7530038224</text:p>
          </table:table-cell>
          <table:table-cell office:value-type="float" office:value="-0.02258364" calcext:value-type="float">
            <text:p>-0.0225836400</text:p>
          </table:table-cell>
          <table:table-cell/>
          <table:table-cell office:value-type="float" office:value="1.5060076" calcext:value-type="float">
            <text:p>1.5060076</text:p>
          </table:table-cell>
          <table:table-cell office:value-type="float" office:value="0" calcext:value-type="float">
            <text:p>0.0000000</text:p>
          </table:table-cell>
          <table:table-cell office:value-type="float" office:value="0.9430567" calcext:value-type="float">
            <text:p>0.94305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O</text:p>
          </table:table-cell>
          <table:table-cell table:number-columns-repeated="2" office:value-type="float" office:value="0" calcext:value-type="float">
            <text:p>0.0000000000</text:p>
          </table:table-cell>
          <table:table-cell office:value-type="float" office:value="0.54516728" calcext:value-type="float">
            <text:p>0.5451672800</text:p>
          </table:table-cell>
          <table:table-cell/>
          <table:table-cell table:number-columns-repeated="2" office:value-type="float" office:value="0.9430567" calcext:value-type="float">
            <text:p>0.9430567</text:p>
          </table:table-cell>
          <table:table-cell office:value-type="float" office:value="0" calcext:value-type="float">
            <text:p>0.0000000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cc-pVTZ</text:p>
          </table:table-cell>
          <table:table-cell office:value-type="string" calcext:value-type="string">
            <text:p>1H</text:p>
          </table:table-cell>
          <table:table-cell office:value-type="float" office:value="0" calcext:value-type="float">
            <text:p>0.0000000000</text:p>
          </table:table-cell>
          <table:table-cell office:value-type="float" office:value="-0.7512063522" calcext:value-type="float">
            <text:p>-0.7512063522</text:p>
          </table:table-cell>
          <table:table-cell office:value-type="float" office:value="-0.0220193064" calcext:value-type="float">
            <text:p>-0.0220193064</text:p>
          </table:table-cell>
          <table:table-cell/>
          <table:table-cell office:value-type="float" office:value="0" calcext:value-type="float">
            <text:p>0.0000000</text:p>
          </table:table-cell>
          <table:table-cell office:value-type="float" office:value="1.5024127" calcext:value-type="float">
            <text:p>1.5024127</text:p>
          </table:table-cell>
          <table:table-cell office:value-type="float" office:value="0.9406022" calcext:value-type="float">
            <text:p>0.94060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H</text:p>
          </table:table-cell>
          <table:table-cell office:value-type="float" office:value="0" calcext:value-type="float">
            <text:p>0.0000000000</text:p>
          </table:table-cell>
          <table:table-cell office:value-type="float" office:value="0.7512063522" calcext:value-type="float">
            <text:p>0.7512063522</text:p>
          </table:table-cell>
          <table:table-cell office:value-type="float" office:value="-0.0220193064" calcext:value-type="float">
            <text:p>-0.0220193064</text:p>
          </table:table-cell>
          <table:table-cell/>
          <table:table-cell office:value-type="float" office:value="1.5024127" calcext:value-type="float">
            <text:p>1.5024127</text:p>
          </table:table-cell>
          <table:table-cell office:value-type="float" office:value="0" calcext:value-type="float">
            <text:p>0.0000000</text:p>
          </table:table-cell>
          <table:table-cell office:value-type="float" office:value="0.9406022" calcext:value-type="float">
            <text:p>0.94060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O</text:p>
          </table:table-cell>
          <table:table-cell table:number-columns-repeated="2" office:value-type="float" office:value="0" calcext:value-type="float">
            <text:p>0.0000000000</text:p>
          </table:table-cell>
          <table:table-cell office:value-type="float" office:value="0.5440386129" calcext:value-type="float">
            <text:p>0.5440386129</text:p>
          </table:table-cell>
          <table:table-cell/>
          <table:table-cell table:number-columns-repeated="2" office:value-type="float" office:value="0.9406022" calcext:value-type="float">
            <text:p>0.9406022</text:p>
          </table:table-cell>
          <table:table-cell office:value-type="float" office:value="0" calcext:value-type="float">
            <text:p>0.0000000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ug-cc-pVTZ</text:p>
          </table:table-cell>
          <table:table-cell office:value-type="string" calcext:value-type="string">
            <text:p>1H</text:p>
          </table:table-cell>
          <table:table-cell office:value-type="float" office:value="0" calcext:value-type="float">
            <text:p>0.0000000000</text:p>
          </table:table-cell>
          <table:table-cell office:value-type="float" office:value="-0.7530896478" calcext:value-type="float">
            <text:p>-0.7530896478</text:p>
          </table:table-cell>
          <table:table-cell office:value-type="float" office:value="-0.0214179096" calcext:value-type="float">
            <text:p>-0.0214179096</text:p>
          </table:table-cell>
          <table:table-cell/>
          <table:table-cell office:value-type="float" office:value="0" calcext:value-type="float">
            <text:p>0.0000000</text:p>
          </table:table-cell>
          <table:table-cell office:value-type="float" office:value="1.5061793" calcext:value-type="float">
            <text:p>1.5061793</text:p>
          </table:table-cell>
          <table:table-cell office:value-type="float" office:value="0.9410241" calcext:value-type="float">
            <text:p>0.94102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H</text:p>
          </table:table-cell>
          <table:table-cell office:value-type="float" office:value="-0" calcext:value-type="float">
            <text:p>0.0000000000</text:p>
          </table:table-cell>
          <table:table-cell office:value-type="float" office:value="0.7530896478" calcext:value-type="float">
            <text:p>0.7530896478</text:p>
          </table:table-cell>
          <table:table-cell office:value-type="float" office:value="-0.0214179096" calcext:value-type="float">
            <text:p>-0.0214179096</text:p>
          </table:table-cell>
          <table:table-cell/>
          <table:table-cell office:value-type="float" office:value="1.5061793" calcext:value-type="float">
            <text:p>1.5061793</text:p>
          </table:table-cell>
          <table:table-cell office:value-type="float" office:value="0" calcext:value-type="float">
            <text:p>0.0000000</text:p>
          </table:table-cell>
          <table:table-cell office:value-type="float" office:value="0.9410241" calcext:value-type="float">
            <text:p>0.94102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O</text:p>
          </table:table-cell>
          <table:table-cell table:number-columns-repeated="2" office:value-type="float" office:value="0" calcext:value-type="float">
            <text:p>0.0000000000</text:p>
          </table:table-cell>
          <table:table-cell office:value-type="float" office:value="0.5428358192" calcext:value-type="float">
            <text:p>0.5428358192</text:p>
          </table:table-cell>
          <table:table-cell/>
          <table:table-cell table:number-columns-repeated="2" office:value-type="float" office:value="0.9410241" calcext:value-type="float">
            <text:p>0.9410241</text:p>
          </table:table-cell>
          <table:table-cell office:value-type="float" office:value="0" calcext:value-type="float">
            <text:p>0.0000000</text:p>
          </table:table-cell>
          <table:table-cell table:number-columns-repeated="3"/>
        </table:table-row>
      </table:table>
      <table:table table:name="Alinea 3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ce1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row table:style-name="ro1"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Método</text:p>
          </table:table-cell>
          <table:table-cell office:value-type="string" calcext:value-type="string">
            <text:p>Base</text:p>
          </table:table-cell>
          <table:table-cell table:style-name="ce1" office:value-type="string" calcext:value-type="string">
            <text:p>Dist O-H (A)</text:p>
          </table:table-cell>
          <table:table-cell table:style-name="ce1" office:value-type="string" calcext:value-type="string">
            <text:p>Ângulo H-O-H (º)</text:p>
          </table:table-cell>
          <table:table-cell table:style-name="ce7" office:value-type="string" calcext:value-type="string" table:number-columns-spanned="3" table:number-rows-spanned="1">
            <text:p>Frequências (cm-1)</text:p>
          </table:table-cell>
          <table:covered-table-cell table:number-columns-repeated="2"/>
          <table:table-cell table:style-name="ce1" office:value-type="string" calcext:value-type="string">
            <text:p>Energia (Ha)</text:p>
          </table:table-cell>
          <table:table-cell table:style-name="ce1" office:value-type="string" calcext:value-type="string">
            <text:p>E. Corr (Ha)</text:p>
          </table:table-cell>
          <table:table-cell table:style-name="ce1" office:value-type="string" calcext:value-type="string">
            <text:p>% E. corr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RHF/MP2</text:p>
          </table:table-cell>
          <table:table-cell office:value-type="string" calcext:value-type="string">
            <text:p>augccpVTZ</text:p>
          </table:table-cell>
          <table:table-cell table:style-name="ce3" table:formula="of:=[.J11]" office:value-type="float" office:value="0.9613707" calcext:value-type="float">
            <text:p>0.9614</text:p>
          </table:table-cell>
          <table:table-cell table:style-name="ce8" table:formula="of:=ACOS(( ([.E11]-[.E13])*([.E12]-[.E13]) + ([.F11]-[.F13])*([.F12]-[.F13]) )/SQRT((([.E13]-[.E11])^2+([.F13]-[.F11])^2)*(([.E13]-[.E12])^2+([.F13]-[.F12])^2)))*180/PI()" office:value-type="float" office:value="104.109069542832" calcext:value-type="float">
            <text:p>104.109</text:p>
          </table:table-cell>
          <table:table-cell office:value-type="float" office:value="1628.126" calcext:value-type="float">
            <text:p>1628.126</text:p>
          </table:table-cell>
          <table:table-cell office:value-type="float" office:value="3821.986" calcext:value-type="float">
            <text:p>3821.986</text:p>
          </table:table-cell>
          <table:table-cell office:value-type="float" office:value="3947.796" calcext:value-type="float">
            <text:p>3947.796</text:p>
          </table:table-cell>
          <table:table-cell office:value-type="float" office:value="-76.3289924012" calcext:value-type="float">
            <text:p>-76.3289924012</text:p>
          </table:table-cell>
          <table:table-cell office:value-type="float" office:value="-0.2687104823" calcext:value-type="float">
            <text:p>-0.2687104823</text:p>
          </table:table-cell>
          <table:table-cell table:style-name="ce9" table:formula="of:=[.J3]/[.I3]" office:value-type="percentage" office:value="0.00352042485884794" calcext:value-type="percentage">
            <text:p>0.35%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/>
          <table:table-cell table:style-name="ce1" office:value-type="string" calcext:value-type="string">
            <text:p>RHF/CCSD(T)</text:p>
          </table:table-cell>
          <table:table-cell office:value-type="string" calcext:value-type="string">
            <text:p>augccpVTZ</text:p>
          </table:table-cell>
          <table:table-cell table:style-name="ce3" table:formula="of:=[.J12]" office:value-type="float" office:value="0.9613707" calcext:value-type="float">
            <text:p>0.9614</text:p>
          </table:table-cell>
          <table:table-cell table:style-name="ce8" table:formula="of:=ACOS(( ([.E15]-[.E17])*([.E16]-[.E17]) + ([.F15]-[.F17])*([.F16]-[.F17]) )/SQRT((([.E17]-[.E15])^2+([.F17]-[.F15])^2)*(([.E17]-[.E16])^2+([.F17]-[.F16])^2)))*180/PI()" office:value-type="float" office:value="104.176371407886" calcext:value-type="float">
            <text:p>104.176</text:p>
          </table:table-cell>
          <table:table-cell office:value-type="float" office:value="1645.57" calcext:value-type="float">
            <text:p>1645.57</text:p>
          </table:table-cell>
          <table:table-cell office:value-type="float" office:value="3810.73" calcext:value-type="float">
            <text:p>3810.73</text:p>
          </table:table-cell>
          <table:table-cell office:value-type="float" office:value="3919.71" calcext:value-type="float">
            <text:p>3919.71</text:p>
          </table:table-cell>
          <table:table-cell office:value-type="float" office:value="-76.3423258238" calcext:value-type="float">
            <text:p>-76.3423258238</text:p>
          </table:table-cell>
          <table:table-cell office:value-type="float" office:value="-0.2731963642" calcext:value-type="float">
            <text:p>-0.2731963642</text:p>
          </table:table-cell>
          <table:table-cell table:style-name="ce9" table:formula="of:=[.J4]/[.I4]" office:value-type="percentage" office:value="0.00357857009531703" calcext:value-type="percentage">
            <text:p>0.36%</text:p>
          </table:table-cell>
          <table:table-cell table:number-columns-repeated="4"/>
          <table:table-cell table:style-name="ce1"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12"/>
          <table:table-cell table:style-name="ce1"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Informação da Geometria</text:p>
          </table:table-cell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Posições (A)</text:p>
          </table:table-cell>
          <table:table-cell table:number-columns-repeated="3"/>
          <table:table-cell table:style-name="ce1" office:value-type="string" calcext:value-type="string">
            <text:p>Distâncias interatómicas (A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/>
          <table:table-cell table:style-name="ce4" office:value-type="string" calcext:value-type="string">
            <text:p>1H</text:p>
          </table:table-cell>
          <table:table-cell table:style-name="ce4" office:value-type="string" calcext:value-type="string">
            <text:p>2H</text:p>
          </table:table-cell>
          <table:table-cell table:style-name="ce4" office:value-type="string" calcext:value-type="string">
            <text:p>3O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RHF</text:p>
          </table:table-cell>
          <table:table-cell office:value-type="string" calcext:value-type="string">
            <text:p>1H</text:p>
          </table:table-cell>
          <table:table-cell table:style-name="ce5" office:value-type="float" office:value="0" calcext:value-type="float">
            <text:p>0.0000000000</text:p>
          </table:table-cell>
          <table:table-cell office:value-type="float" office:value="-0.7581334599" calcext:value-type="float">
            <text:p>-0.7581334599</text:p>
          </table:table-cell>
          <table:table-cell office:value-type="float" office:value="-0.0303858562" calcext:value-type="float">
            <text:p>-0.0303858562</text:p>
          </table:table-cell>
          <table:table-cell/>
          <table:table-cell table:style-name="ce2" office:value-type="float" office:value="0" calcext:value-type="float">
            <text:p>0.0000000</text:p>
          </table:table-cell>
          <table:table-cell table:style-name="ce2" office:value-type="float" office:value="1.5162669" calcext:value-type="float">
            <text:p>1.5162669</text:p>
          </table:table-cell>
          <table:table-cell table:style-name="ce2" office:value-type="float" office:value="0.9613707" calcext:value-type="float">
            <text:p>0.961370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ugccpVTZ</text:p>
          </table:table-cell>
          <table:table-cell office:value-type="string" calcext:value-type="string">
            <text:p>2H</text:p>
          </table:table-cell>
          <table:table-cell table:style-name="ce5" office:value-type="float" office:value="-0" calcext:value-type="float">
            <text:p>0.0000000000</text:p>
          </table:table-cell>
          <table:table-cell office:value-type="float" office:value="0.7581334598" calcext:value-type="float">
            <text:p>0.7581334598</text:p>
          </table:table-cell>
          <table:table-cell office:value-type="float" office:value="-0.0303858561" calcext:value-type="float">
            <text:p>-0.0303858561</text:p>
          </table:table-cell>
          <table:table-cell/>
          <table:table-cell table:style-name="ce2" office:value-type="float" office:value="1.5162669" calcext:value-type="float">
            <text:p>1.5162669</text:p>
          </table:table-cell>
          <table:table-cell table:style-name="ce2" office:value-type="float" office:value="0" calcext:value-type="float">
            <text:p>0.0000000</text:p>
          </table:table-cell>
          <table:table-cell table:style-name="ce2" office:value-type="float" office:value="0.9613707" calcext:value-type="float">
            <text:p>0.96137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3O</text:p>
          </table:table-cell>
          <table:table-cell table:style-name="ce5" office:value-type="float" office:value="-0" calcext:value-type="float">
            <text:p>0.0000000000</text:p>
          </table:table-cell>
          <table:table-cell table:style-name="ce5" office:value-type="float" office:value="0.0000000001" calcext:value-type="float">
            <text:p>0.0000000001</text:p>
          </table:table-cell>
          <table:table-cell office:value-type="float" office:value="0.5607717123" calcext:value-type="float">
            <text:p>0.5607717123</text:p>
          </table:table-cell>
          <table:table-cell/>
          <table:table-cell table:number-columns-repeated="2" table:style-name="ce2" office:value-type="float" office:value="0.9613707" calcext:value-type="float">
            <text:p>0.9613707</text:p>
          </table:table-cell>
          <table:table-cell table:style-name="ce2" office:value-type="float" office:value="0" calcext:value-type="float">
            <text:p>0.0000000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RHF CCSD(T)</text:p>
          </table:table-cell>
          <table:table-cell office:value-type="string" calcext:value-type="string">
            <text:p>1H</text:p>
          </table:table-cell>
          <table:table-cell table:style-name="ce5" office:value-type="float" office:value="-0" calcext:value-type="float">
            <text:p>0.0000000000</text:p>
          </table:table-cell>
          <table:table-cell table:style-name="ce5" office:value-type="float" office:value="-0.7586662873" calcext:value-type="float">
            <text:p>-0.7586662873</text:p>
          </table:table-cell>
          <table:table-cell table:style-name="ce5" office:value-type="float" office:value="-0.0302856238" calcext:value-type="float">
            <text:p>-0.0302856238</text:p>
          </table:table-cell>
          <table:table-cell/>
          <table:table-cell table:style-name="ce2" office:value-type="float" office:value="0" calcext:value-type="float">
            <text:p>0.0000000</text:p>
          </table:table-cell>
          <table:table-cell table:style-name="ce2" office:value-type="float" office:value="1.5173326" calcext:value-type="float">
            <text:p>1.5173326</text:p>
          </table:table-cell>
          <table:table-cell table:style-name="ce2" office:value-type="float" office:value="0.9616061" calcext:value-type="float">
            <text:p>0.961606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ugccpVTZ</text:p>
          </table:table-cell>
          <table:table-cell office:value-type="string" calcext:value-type="string">
            <text:p>2H</text:p>
          </table:table-cell>
          <table:table-cell table:style-name="ce5" office:value-type="float" office:value="-0" calcext:value-type="float">
            <text:p>0.0000000000</text:p>
          </table:table-cell>
          <table:table-cell table:style-name="ce5" office:value-type="float" office:value="0.7586662873" calcext:value-type="float">
            <text:p>0.7586662873</text:p>
          </table:table-cell>
          <table:table-cell table:style-name="ce5" office:value-type="float" office:value="-0.0302856238" calcext:value-type="float">
            <text:p>-0.0302856238</text:p>
          </table:table-cell>
          <table:table-cell/>
          <table:table-cell table:style-name="ce2" office:value-type="float" office:value="1.5173326" calcext:value-type="float">
            <text:p>1.5173326</text:p>
          </table:table-cell>
          <table:table-cell table:style-name="ce2" office:value-type="float" office:value="0" calcext:value-type="float">
            <text:p>0.0000000</text:p>
          </table:table-cell>
          <table:table-cell table:style-name="ce2" office:value-type="float" office:value="0.9616061" calcext:value-type="float">
            <text:p>0.96160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3O</text:p>
          </table:table-cell>
          <table:table-cell table:number-columns-repeated="2" table:style-name="ce5" office:value-type="float" office:value="0" calcext:value-type="float">
            <text:p>0.0000000000</text:p>
          </table:table-cell>
          <table:table-cell table:style-name="ce5" office:value-type="float" office:value="0.5605712477" calcext:value-type="float">
            <text:p>0.5605712477</text:p>
          </table:table-cell>
          <table:table-cell/>
          <table:table-cell table:number-columns-repeated="2" table:style-name="ce2" office:value-type="float" office:value="0.9616061" calcext:value-type="float">
            <text:p>0.9616061</text:p>
          </table:table-cell>
          <table:table-cell table:style-name="ce2" office:value-type="float" office:value="0" calcext:value-type="float">
            <text:p>0.0000000</text:p>
          </table:table-cell>
          <table:table-cell table:number-columns-repeated="7"/>
        </table:table-row>
      </table:table>
      <table:table table:name="Alinea 4" table:style-name="ta1">
        <table:table-column table:style-name="co14" table:default-cell-style-name="Default"/>
        <table:table-column table:style-name="co15" table:default-cell-style-name="ce1"/>
        <table:table-column table:style-name="co16" table:default-cell-style-name="Default"/>
        <table:table-column table:style-name="co13" table:number-columns-repeated="2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ce11" office:value-type="string" calcext:value-type="string" table:number-columns-spanned="2" table:number-rows-spanned="1">
            <text:p>Energia (Ha)</text:p>
          </table:table-cell>
          <table:covered-table-cell table:style-name="ce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étodo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H2O</text:p>
          </table:table-cell>
          <table:table-cell table:style-name="ce1" office:value-type="string" calcext:value-type="string">
            <text:p>H2O+</text:p>
          </table:table-cell>
          <table:table-cell table:style-name="ce1" office:value-type="string" calcext:value-type="string">
            <text:p>Delta E (Ha)</text:p>
          </table:table-cell>
          <table:table-cell table:style-name="ce1" office:value-type="string" calcext:value-type="string">
            <text:p>Delta E (eV)</text:p>
          </table:table-cell>
          <table:table-cell table:style-name="ce1" office:value-type="string" calcext:value-type="string">
            <text:p>p (Debye)</text:p>
          </table:table-cell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ROHF</text:p>
          </table:table-cell>
          <table:table-cell table:style-name="ce1" office:value-type="string" calcext:value-type="string">
            <text:p>STO-3G</text:p>
          </table:table-cell>
          <table:table-cell table:style-name="ce5" office:value-type="float" office:value="-74.9659012171" calcext:value-type="float">
            <text:p>-74.9659012171</text:p>
          </table:table-cell>
          <table:table-cell table:style-name="ce5" office:value-type="float" office:value="-74.6674832472" calcext:value-type="float">
            <text:p>-74.6674832472</text:p>
          </table:table-cell>
          <table:table-cell table:style-name="ce3" table:formula="of:=[.D5]-[.E5]" office:value-type="float" office:value="-0.298417969900001" calcext:value-type="float">
            <text:p>-0.2984</text:p>
          </table:table-cell>
          <table:table-cell table:style-name="ce6" table:formula="of:=27.21138602*[.F5]" office:value-type="float" office:value="-8.12036657425367" calcext:value-type="float">
            <text:p>-8.12</text:p>
          </table:table-cell>
          <table:table-cell table:style-name="ce6" office:value-type="float" office:value="1.709221" calcext:value-type="float">
            <text:p>1.71</text:p>
          </table:table-cell>
        </table:table-row>
        <table:table-row table:style-name="ro1">
          <table:table-cell/>
          <table:table-cell office:value-type="string" calcext:value-type="string">
            <text:p>ROHF</text:p>
          </table:table-cell>
          <table:table-cell table:style-name="ce1" office:value-type="string" calcext:value-type="string">
            <text:p>4-31G</text:p>
          </table:table-cell>
          <table:table-cell table:style-name="ce5" office:value-type="float" office:value="-75.9086358462" calcext:value-type="float">
            <text:p>-75.9086358462</text:p>
          </table:table-cell>
          <table:table-cell table:style-name="ce5" office:value-type="float" office:value="-75.5106572025" calcext:value-type="float">
            <text:p>-75.5106572025</text:p>
          </table:table-cell>
          <table:table-cell table:style-name="ce3" table:formula="of:=[.D6]-[.E6]" office:value-type="float" office:value="-0.3979786437" calcext:value-type="float">
            <text:p>-0.3980</text:p>
          </table:table-cell>
          <table:table-cell table:style-name="ce6" table:formula="of:=27.21138602*[.F6]" office:value-type="float" office:value="-10.8295505014367" calcext:value-type="float">
            <text:p>-10.83</text:p>
          </table:table-cell>
          <table:table-cell table:style-name="ce6" office:value-type="float" office:value="2.18844" calcext:value-type="float">
            <text:p>2.19</text:p>
          </table:table-cell>
        </table:table-row>
        <table:table-row table:style-name="ro1">
          <table:table-cell/>
          <table:table-cell office:value-type="string" calcext:value-type="string">
            <text:p>ROHF</text:p>
          </table:table-cell>
          <table:table-cell table:style-name="ce1" office:value-type="string" calcext:value-type="string">
            <text:p>6-31G</text:p>
          </table:table-cell>
          <table:table-cell table:style-name="ce5" office:value-type="float" office:value="-75.9853591693" calcext:value-type="float">
            <text:p>-75.9853591693</text:p>
          </table:table-cell>
          <table:table-cell table:style-name="ce5" office:value-type="float" office:value="-75.5860314356" calcext:value-type="float">
            <text:p>-75.5860314356</text:p>
          </table:table-cell>
          <table:table-cell table:style-name="ce3" table:formula="of:=[.D7]-[.E7]" office:value-type="float" office:value="-0.399327733699991" calcext:value-type="float">
            <text:p>-0.3993</text:p>
          </table:table-cell>
          <table:table-cell table:style-name="ce6" table:formula="of:=27.21138602*[.F7]" office:value-type="float" office:value="-10.8662611102022" calcext:value-type="float">
            <text:p>-10.87</text:p>
          </table:table-cell>
          <table:table-cell table:style-name="ce6" office:value-type="float" office:value="2.50059" calcext:value-type="float">
            <text:p>2.50</text:p>
          </table:table-cell>
        </table:table-row>
        <table:table-row table:style-name="ro1">
          <table:table-cell/>
          <table:table-cell office:value-type="string" calcext:value-type="string">
            <text:p>ROHF</text:p>
          </table:table-cell>
          <table:table-cell table:style-name="ce1" office:value-type="string" calcext:value-type="string">
            <text:p>6-31G-(d,p)</text:p>
          </table:table-cell>
          <table:table-cell table:style-name="ce5" office:value-type="float" office:value="-76.0236150194" calcext:value-type="float">
            <text:p>-76.0236150194</text:p>
          </table:table-cell>
          <table:table-cell table:style-name="ce5" office:value-type="float" office:value="-75.6238102293" calcext:value-type="float">
            <text:p>-75.6238102293</text:p>
          </table:table-cell>
          <table:table-cell table:style-name="ce3" table:formula="of:=[.D8]-[.E8]" office:value-type="float" office:value="-0.399804790099992" calcext:value-type="float">
            <text:p>-0.3998</text:p>
          </table:table-cell>
          <table:table-cell table:style-name="ce6" table:formula="of:=27.21138602*[.F8]" office:value-type="float" office:value="-10.879242476056" calcext:value-type="float">
            <text:p>-10.88</text:p>
          </table:table-cell>
          <table:table-cell table:style-name="ce6" office:value-type="float" office:value="2.147605" calcext:value-type="float">
            <text:p>2.15</text:p>
          </table:table-cell>
        </table:table-row>
        <table:table-row table:style-name="ro1">
          <table:table-cell/>
          <table:table-cell office:value-type="string" calcext:value-type="string">
            <text:p>ROHF</text:p>
          </table:table-cell>
          <table:table-cell table:style-name="ce1" office:value-type="string" calcext:value-type="string">
            <text:p>cc-pVTZ</text:p>
          </table:table-cell>
          <table:table-cell table:style-name="ce5" office:value-type="float" office:value="-76.0577697019" calcext:value-type="float">
            <text:p>-76.0577697019</text:p>
          </table:table-cell>
          <table:table-cell table:style-name="ce5" office:value-type="float" office:value="-75.6532077254" calcext:value-type="float">
            <text:p>-75.6532077254</text:p>
          </table:table-cell>
          <table:table-cell table:style-name="ce3" table:formula="of:=[.D9]-[.E9]" office:value-type="float" office:value="-0.404561976500006" calcext:value-type="float">
            <text:p>-0.4046</text:p>
          </table:table-cell>
          <table:table-cell table:style-name="ce6" table:formula="of:=27.21138602*[.F9]" office:value-type="float" office:value="-11.0086921115558" calcext:value-type="float">
            <text:p>-11.01</text:p>
          </table:table-cell>
          <table:table-cell table:style-name="ce6" office:value-type="float" office:value="1.987804" calcext:value-type="float">
            <text:p>1.99</text:p>
          </table:table-cell>
        </table:table-row>
        <table:table-row table:style-name="ro1">
          <table:table-cell/>
          <table:table-cell office:value-type="string" calcext:value-type="string">
            <text:p>ROHF</text:p>
          </table:table-cell>
          <table:table-cell table:style-name="ce1" office:value-type="string" calcext:value-type="string">
            <text:p>aug-cc-pVTZ</text:p>
          </table:table-cell>
          <table:table-cell table:style-name="ce5" office:value-type="float" office:value="-76.0612031195" calcext:value-type="float">
            <text:p>-76.0612031195</text:p>
          </table:table-cell>
          <table:table-cell table:style-name="ce5" office:value-type="float" office:value="-75.6537545865" calcext:value-type="float">
            <text:p>-75.6537545865</text:p>
          </table:table-cell>
          <table:table-cell table:style-name="ce3" table:formula="of:=[.D10]-[.E10]" office:value-type="float" office:value="-0.407448532999993" calcext:value-type="float">
            <text:p>-0.4074</text:p>
          </table:table-cell>
          <table:table-cell table:style-name="ce6" table:formula="of:=27.21138602*[.F10]" office:value-type="float" office:value="-11.0872393147455" calcext:value-type="float">
            <text:p>-11.09</text:p>
          </table:table-cell>
          <table:table-cell table:style-name="ce6" office:value-type="float" office:value="1.93942" calcext:value-type="float">
            <text:p>1.94</text:p>
          </table:table-cell>
        </table:table-row>
        <table:table-row table:style-name="ro1">
          <table:table-cell/>
          <table:table-cell office:value-type="string" calcext:value-type="string">
            <text:p>ROHF/MP2</text:p>
          </table:table-cell>
          <table:table-cell table:style-name="ce1" office:value-type="string" calcext:value-type="string">
            <text:p>aug-cc-pVTZ</text:p>
          </table:table-cell>
          <table:table-cell table:style-name="ce5" office:value-type="float" office:value="-76.3289924012" calcext:value-type="float">
            <text:p>-76.3289924012</text:p>
          </table:table-cell>
          <table:table-cell table:style-name="ce5" office:value-type="float" office:value="-75.8591103252" calcext:value-type="float">
            <text:p>-75.8591103252</text:p>
          </table:table-cell>
          <table:table-cell table:style-name="ce3" table:formula="of:=[.D11]-[.E11]" office:value-type="float" office:value="-0.46988207599999" calcext:value-type="float">
            <text:p>-0.4699</text:p>
          </table:table-cell>
          <table:table-cell table:style-name="ce6" table:formula="of:=27.21138602*[.F11]" office:value-type="float" office:value="-12.7861425539147" calcext:value-type="float">
            <text:p>-12.79</text:p>
          </table:table-cell>
          <table:table-cell table:style-name="ce6" office:value-type="float" office:value="1.859447" calcext:value-type="float">
            <text:p>1.86</text:p>
          </table:table-cell>
        </table:table-row>
        <table:table-row table:style-name="ro1">
          <table:table-cell/>
          <table:table-cell office:value-type="string" calcext:value-type="string">
            <text:p>ROHF/CCSD</text:p>
          </table:table-cell>
          <table:table-cell table:style-name="ce1" office:value-type="string" calcext:value-type="string">
            <text:p>aug-cc-pVTZ</text:p>
          </table:table-cell>
          <table:table-cell table:style-name="ce5" office:value-type="float" office:value="-76.3336702071" calcext:value-type="float">
            <text:p>-76.3336702071</text:p>
          </table:table-cell>
          <table:table-cell table:style-name="ce5" office:value-type="float" office:value="-75.8750235103" calcext:value-type="float">
            <text:p>-75.8750235103</text:p>
          </table:table-cell>
          <table:table-cell table:style-name="ce3" table:formula="of:=[.D12]-[.E12]" office:value-type="float" office:value="-0.458646696800003" calcext:value-type="float">
            <text:p>-0.4586</text:p>
          </table:table-cell>
          <table:table-cell table:style-name="ce6" table:formula="of:=27.21138602*[.F12]" office:value-type="float" office:value="-12.4804123134228" calcext:value-type="float">
            <text:p>-12.48</text:p>
          </table:table-cell>
          <table:table-cell table:style-name="ce6" office:value-type="float" office:value="1.638743" calcext:value-type="float">
            <text:p>1.64</text:p>
          </table:table-cell>
        </table:table-row>
        <table:table-row table:style-name="ro1">
          <table:table-cell table:number-columns-repeated="7"/>
          <table:table-cell table:style-name="ce6"/>
        </table:table-row>
        <table:table-row table:style-name="ro1">
          <table:table-cell/>
          <table:table-cell office:value-type="string" calcext:value-type="string">
            <text:p>Nota:</text:p>
          </table:table-cell>
          <table:table-cell office:value-type="string" calcext:value-type="string">
            <text:p>Calculei a geometria e a energia dos iões H2O+ em ROHF (porque há um electrão desemparelhado), para as mesmas bases das aíneas 2 e 3,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string" calcext:value-type="string">
            <text:p>para poder comparar com os valores que calculei antes. O método ROHF é igual ao RHF para orbitais completas, por isso pode-se comparar.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string" calcext:value-type="string">
            <text:p>Só não fiz o mesmo para a base CCSD(T), que o gamess não deixa usar com ROHF. Neste caso, calculei as geometrias e as energias de novo, mas utilizei ROHF/CCSD 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style-name="ce10"/>
          <table:table-cell table:number-columns-repeated="5"/>
        </table:table-row>
        <table:table-row table:style-name="ro1" table:number-rows-repeated="3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5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 style:data-style-name="N2" text:time-value="22:10:41.1963163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gar Pratapsi</meta:initial-creator>
    <meta:creation-date>2016-03-06T16:07:03.833985456</meta:creation-date>
    <dc:date>2016-03-09T22:38:36.953749477</dc:date>
    <dc:creator>Sagar Pratapsi</dc:creator>
    <meta:editing-duration>PT10H14M25S</meta:editing-duration>
    <meta:editing-cycles>63</meta:editing-cycles>
    <meta:generator>LibreOffice/5.0.3.2$Linux_X86_64 LibreOffice_project/00m0$Build-2</meta:generator>
    <meta:document-statistic meta:table-count="3" meta:cell-count="347" meta:object-count="0"/>
  </office:meta>
</office:document-meta>
</file>